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rk</text:p>
      <text:p text:style-name="Standard"/>
      <text:p text:style-name="Standard"><text:span text:style-name="T1">zlib</text:span><text:tab/>-<text:tab/>default compression codec for hadoop</text:p>
      <text:p text:style-name="Standard"/>
      <text:p text:style-name="Standard"><text:span text:style-name="T1">RDD</text:span> is an immutable distributed collection of objects. Each RDD is split into multiple partitions which may be computed on diff nodes of the cluster.</text:p>
      <text:p text:style-name="Standard"/>
      <text:p text:style-name="Standard">If we would like to reuse RDD in multiple actions, we can ask spark to persist it using RDD.persist()</text:p>
      <text:p text:style-name="Standard"/>
      <text:p text:style-name="Standard"><text:span text:style-name="T1">Two ways</text:span> to create<text:span text:style-name="T1"> RDDs</text:span></text:p>
      <text:p text:style-name="Standard"><text:tab/>load an external dataset</text:p>
      <text:p text:style-name="Standard"><text:tab/>parallelizing a collection in driver pgm</text:p>
      <text:p text:style-name="Standard"/>
      <text:p text:style-name="Standard">val lines = sc.parallelize(list(“hi”,”good”,”morning”))</text:p>
      <text:p text:style-name="Standard">val lines = sc.textFile(“hdfs path”)</text:p>
      <text:p text:style-name="Standard"/>
      <text:p text:style-name="Standard"><text:span text:style-name="T1">Transformations</text:span> return RDDs. Transformation in RDDs are lazily evaluated meaning spark will not begin to execute until it sees an action.</text:p>
      <text:p text:style-name="Standard"><text:span text:style-name="T1">Actions </text:span>return some other data type. Actions are operations that return a result to the driver pgm or write data to an external storage system</text:p>
      <text:p text:style-name="Standard"/>
      <text:p text:style-name="Standard">val inputRDD = sc.textFile(“log.txt”)</text:p>
      <text:p text:style-name="Standard">val errorRDD = inputRDD.filter(line =&gt; line.contains(“error”))</text:p>
      <text:p text:style-name="Standard"/>
      <text:p text:style-name="Standard"><text:span text:style-name="T1">collect()</text:span> should not be used in a large dataset since as it must fit in a single mem in a machine</text:p>
      <text:p text:style-name="Standard"/>
      <text:p text:style-name="Standard"><text:span text:style-name="T1">flatMap </text:span>return list of elements(0 or more)</text:p>
      <text:p text:style-name="Standard"><text:span text:style-name="T1">Map </text:span>return one element. Return type and input type can be different.</text:p>
      <text:p text:style-name="Standard"/>
      <text:p text:style-name="Standard">eg:</text:p>
      <text:p text:style-name="Standard">txt file</text:p>
      <text:p text:style-name="Standard">good morning</text:p>
      <text:p text:style-name="Standard">good evening</text:p>
      <text:p text:style-name="Standard"/>
      <text:p text:style-name="Standard">lines=sc.textFile("txt file")</text:p>
      <text:p text:style-name="Standard">lines.map(line =&gt; line.split()).collect()</text:p>
      <text:p text:style-name="Standard"/>
      <text:p text:style-name="Standard">output – [['good','morning'],['good','evening']]</text:p>
      <text:p text:style-name="Standard"/>
      <text:p text:style-name="Standard">lines.flatMap(line =&gt; line.split()).collect()</text:p>
      <text:p text:style-name="Standard"/>
      <text:p text:style-name="Standard">output – ['good','morning','good','evening']</text:p>
      <text:p text:style-name="Standard"/>
      <text:p text:style-name="Standard">--===</text:p>
      <text:p text:style-name="Standard"><text:span text:style-name="T1">distinct(), intersection(), subtract()</text:span> is expensive as it requires shuffling all the data over n/w to ensure we receive only 1 copy of each element</text:p>
      <text:p text:style-name="Standard"/>
      <text:p text:style-name="Standard"><text:span text:style-name="T1">union()</text:span> will contain dupes</text:p>
      <text:p text:style-name="Standard"/>
      <text:p text:style-name="Standard"><text:soft-page-break/>RDD1.<text:span text:style-name="T1">cartesian</text:span>(RDD2) returns all possible pairs of (a,b) – very expensive for large RDDs</text:p>
      <text:p text:style-name="Standard"/>
      <text:p text:style-name="Standard">{1,2,3} {3,4,5}</text:p>
      <text:p text:style-name="Standard">rdd.cartesian(other) – {(1,3),(1,4),(1,5)....(3,5)}</text:p>
      <text:p text:style-name="Standard"/>
      <text:p text:style-name="Standard"><text:span text:style-name="T1">reduce() </text:span><text:span text:style-name="T2">and</text:span><text:span text:style-name="T1"> fold()</text:span> are similar and for both, input and return type need to be same.</text:p>
      <text:p text:style-name="Standard">Fold() in addition takes a “zero value” to be used for initial call for each partition. I.e applying it multiple times shud not change the value( 0 for +, 1 for *...)</text:p>
      <text:p text:style-name="Standard"/>
      <text:p text:style-name="Standard"><text:span text:style-name="T1">aggregate()</text:span> - input and return type can change</text:p>
      <text:p text:style-name="Standard"/>
      <text:p text:style-name="Standard"><text:span text:style-name="T1">Persistence </text:span>levels from org.apache.spark.storage.StorageLevel</text:p>
      <text:p text:style-name="Standard"/>
      <text:p text:style-name="Standard"><text:tab/><text:tab/><text:tab/><text:tab/>space<text:tab/>cpu time<text:tab/>in_memory<text:tab/>disk<text:tab/></text:p>
      <text:p text:style-name="Standard">memory_only<text:tab/><text:tab/><text:tab/>high<text:tab/>low<text:tab/><text:tab/>Y<text:tab/><text:tab/>N</text:p>
      <text:p text:style-name="Standard">memory_only_ser<text:tab/><text:tab/>low<text:tab/>high<text:tab/><text:tab/>Y<text:tab/><text:tab/>N</text:p>
      <text:p text:style-name="Standard">memory_and_disk<text:tab/><text:tab/>high<text:tab/>med<text:tab/><text:tab/>some<text:tab/><text:tab/>some</text:p>
      <text:p text:style-name="Standard">memory_and_disk_ser<text:tab/>low<text:tab/>high<text:tab/><text:tab/>some<text:tab/><text:tab/>some</text:p>
      <text:p text:style-name="Standard">disk_only<text:tab/><text:tab/><text:tab/>low<text:tab/>high<text:tab/><text:tab/>N<text:tab/><text:tab/>Y</text:p>
      <text:p text:style-name="Standard"/>
      <text:p text:style-name="Standard"/>
      <text:p text:style-name="Standard">--===</text:p>
      <text:p text:style-name="Standard"><text:span text:style-name="T1">reduceByKey</text:span> work across each partitions individually – the values are aggregated based on the key</text:p>
      <text:p text:style-name="Standard"/>
      <text:p text:style-name="Standard"><text:span text:style-name="T1">groupKyKey </text:span>- reducebykey already has functions inside it to aggregate the data while groupbykey just send the data and we need to apply function on top of it</text:p>
      <text:p text:style-name="Standard">groupbykey().map(t =&gt; (t.1,t.2.sum).collect()</text:p>
      <text:p text:style-name="Standard">mostly avoid groupbykey – perf issue arises as data gets shuffled across nodes and then fn applied on top of it</text:p>
      <text:p text:style-name="Standard"/>
      <text:p text:style-name="Standard"><text:span text:style-name="T1">foldbykey</text:span> – fold(0){(acc, ele) =&gt; acc+ele}</text:p>
      <text:p text:style-name="Standard">fold(0){(acc,ele) =&gt; acc+1}</text:p>
      <text:p text:style-name="Standard">k1, 1 to 10</text:p>
      <text:p text:style-name="Standard">k2, 1 to 5</text:p>
      <text:p text:style-name="Standard">summation done across each key</text:p>
      <text:p text:style-name="Standard">we can find max score by dept</text:p>
      <text:p text:style-name="Standard">val depemployee = list( ( (cs,(amit,1000)), (cs,(rahul,1200)), (ece,(rakesh,1300)), (ece,(ankit,1200)) )</text:p>
      <text:p text:style-name="Standard">valemprdd = sc.makerdd(depemployee)</text:p>
      <text:p text:style-name="Standard">val maxdept = emprdd.foldByKey( (“dummy”, 0.0)) ( (acc,ele) =&gt; if (acc.2 &gt; ele.2) acc else ele)</text:p>
      <text:p text:style-name="Standard"/>
      <text:p text:style-name="Standard"><text:span text:style-name="T1">combineByKey </text:span>– used to calculate average by key</text:p>
      <text:p text:style-name="Standard">(create combiner, mergevalue, mergecombiner, partitioner)</text:p>
      <text:p text:style-name="Standard"/>
      <text:p text:style-name="Standard"><text:span text:style-name="T1">aggregateByKey</text:span> is similar to reduceByKey but we can provide initial values when performing aggregation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To access Hive data from Spark</text:span> - Need to have hive-site.xml in sparks conf dir. </text:p>
      <text:p text:style-name="Standard"/>
      <text:p text:style-name="Standard">import org.apache.spark.sql.hive.HiveContext</text:p>
      <text:p text:style-name="Standard">val hiveCtx=new org.apache.spark.sql.hive.HiveContext(sc)</text:p>
      <text:p text:style-name="Standard">val rows=hiveCtx.sql(“select name, age from users”)</text:p>
      <text:p text:style-name="Standard">val firstRow=rows.first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7T12:12:46.53</meta:creation-date>
    <dc:date>2017-06-17T21:54:16.51</dc:date>
    <meta:editing-duration>PT4H6M28S</meta:editing-duration>
    <meta:editing-cycles>23</meta:editing-cycles>
    <meta:generator>OpenOffice/4.1.2$Win32 OpenOffice.org_project/412m3$Build-9782</meta:generator>
    <meta:document-statistic meta:table-count="0" meta:image-count="0" meta:object-count="0" meta:page-count="3" meta:paragraph-count="63" meta:word-count="513" meta:character-count="3451"/>
  </office:meta>
</office:document-meta>
</file>